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language="ca" fo:country="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les línies de fuga tan sols pot haver-hi una cosa: experimentació-vida. I com no hi ha passat ni futur, res se'n sap d'antuvi. Això de sir “así sóc jo”, s'ha acabat. Res de fantasmes, sinó programes de vida que es modifiquen a mesura que es van fent, que es traeixen a mesura que s'obren pas, com a vores que desfilen o canals que es distribueixen per a que corri un flux. Només hi ha exploracions, exploracions on sempre es troba a l'Oest allò que semblava estar a l'Est: inversió d'órgans.</text:p>
      <text:p text:style-name="P1"/>
      <text:p text:style-name="P1">(...) Però fugir no significa, ni molt menys, renunciar a l'acció, no hi ha res més actiu que una fugida. Fugir és el contrari de l'imaginari. Fugir és fer fugir, no necessàriament als demés, sinó fer que quelcom fugi, fer fugir un sistema com es forada un tub. George Jackson escriu des de la presó: “es possible que m'enfugi, però mentre duri la meva fuita buscaré un arma”. Y Lawrence: “les velles armes ja no serveixen, refeu-les i apunteu bé”. Fugir és traçar una <text:s/>línia, línies, tota una cartografia. Només una manera de descriure mons: a través d'una llarga fuita trenc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12-17T10:35:46.58</meta:creation-date>
    <meta:generator>OpenOffice.org/3.1$Win32 OpenOffice.org_project/310m11$Build-9399</meta:generator>
    <dc:date>2012-12-17T11:03:48.13</dc:date>
    <meta:editing-duration>PT00H28M07S</meta:editing-duration>
    <meta:editing-cycles>4</meta:editing-cycles>
    <meta:document-statistic meta:table-count="0" meta:image-count="0" meta:object-count="0" meta:page-count="1" meta:paragraph-count="2" meta:word-count="195" meta:character-count="1073"/>
  </office:meta>
</office:document-meta>
</file>